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EC1538329C28C5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modern" style:font-pitch="variable"/>
    <style:font-face style:name="HG丸ｺﾞｼｯｸM-PRO" svg:font-family="HG丸ｺﾞｼｯｸM-PRO" style:font-family-generic="modern" style:font-pitch="variable"/>
    <style:font-face style:name="ＭＳ Ｐゴシック2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小塚明朝 Pr6N B" svg:font-family="'小塚明朝 Pr6N B'" style:font-family-generic="roman" style:font-pitch="variable"/>
    <style:font-face style:name="小塚明朝 Pro L" svg:font-family="'小塚明朝 Pro L'" style:font-family-generic="roman" style:font-pitch="variable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源ノ角ゴシック JP Heavy" svg:font-family="'源ノ角ゴシック JP Heavy'" style:font-family-generic="swiss" style:font-pitch="variable"/>
    <style:font-face style:name="ＭＳ Ｐゴシック1" svg:font-family="'ＭＳ Ｐゴシック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3.38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ranklin Gothic Medium" fo:font-weight="bold" style:font-name-asian="Franklin Gothic Medium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源ノ角ゴシック JP Heavy" style:font-name-asian="源ノ角ゴシック JP Heavy"/>
    </style:style>
    <style:style style:name="P5" style:family="paragraph">
      <loext:graphic-properties draw:fill="none" draw:fill-color="#ffffff"/>
      <style:text-properties style:font-name="小塚明朝 Pro L" fo:font-size="14pt" style:font-name-asian="小塚明朝 Pro L" style:font-size-asian="14pt" style:font-size-complex="14pt"/>
    </style:style>
    <style:style style:name="T1" style:family="text">
      <style:text-properties style:font-name="Franklin Gothic Medium" fo:font-weight="bold" style:font-name-asian="Franklin Gothic Medium" style:font-weight-asian="bold" style:font-weight-complex="bold"/>
    </style:style>
    <style:style style:name="T2" style:family="text">
      <style:text-properties style:font-name="源ノ角ゴシック JP Heavy" style:font-name-asian="源ノ角ゴシック JP Heavy"/>
    </style:style>
    <style:style style:name="T3" style:family="text">
      <style:text-properties style:font-name="小塚明朝 Pro L" fo:font-size="14pt" style:font-name-asian="小塚明朝 Pro L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0.384cm" svg:height="6.285cm" svg:x="5.9cm" svg:y="12.263cm">
          <draw:image xlink:href="Pictures/1000000000000280000001E0EC1538329C28C511.jpg" xlink:type="simple" xlink:show="embed" xlink:actuate="onLoad">
            <text:p/>
          </draw:image>
        </draw:frame>
        <draw:frame draw:style-name="gr2" draw:text-style-name="P2" draw:layer="layout" svg:width="3.889cm" svg:height="1.851cm" svg:x="11.9cm" svg:y="20.979cm">
          <draw:text-box>
            <text:p><text:span text:style-name="T1">2016.8.14</text:span></text:p>
            <text:p><text:span text:style-name="T1">AliceSystem</text:span></text:p>
          </draw:text-box>
        </draw:frame>
        <draw:line draw:style-name="gr3" draw:text-style-name="P3" draw:layer="layout" svg:x1="1.4cm" svg:y1="10.5cm" svg:x2="16.4cm" svg:y2="10.5cm">
          <text:p/>
        </draw:line>
        <draw:line draw:style-name="gr3" draw:text-style-name="P3" draw:layer="layout" svg:x1="1.4cm" svg:y1="20.2cm" svg:x2="16.4cm" svg:y2="20.2cm">
          <text:p/>
        </draw:line>
        <draw:frame draw:style-name="gr4" draw:text-style-name="P4" draw:layer="layout" svg:width="11.314cm" svg:height="1.191cm" svg:x="2.1cm" svg:y="3.609cm">
          <draw:text-box>
            <text:p><text:span text:style-name="T2">同人版</text:span><text:span text:style-name="T2">TCP/IP</text:span><text:span text:style-name="T2">入門 第四版 </text:span><text:span text:style-name="T2">IPv6</text:span><text:span text:style-name="T2">対応版</text:span></text:p>
          </draw:text-box>
        </draw:frame>
        <draw:frame draw:style-name="gr4" draw:text-style-name="P5" draw:layer="layout" svg:width="14.845cm" svg:height="4.241cm" svg:x="2.021cm" svg:y="4.894cm">
          <draw:text-box>
            <text:p><text:span text:style-name="T3">IPv4</text:span><text:span text:style-name="T3">と</text:span><text:span text:style-name="T3">IPv6</text:span><text:span text:style-name="T3">の両方に対応した</text:span><text:span text:style-name="T3">TCP/IP</text:span><text:span text:style-name="T3">入門書です。</text:span></text:p>
            <text:p><text:span text:style-name="T3">ネットワークアプリケーションを書いているけど、ソケットから</text:span></text:p>
            <text:p><text:span text:style-name="T3">先がどうなっているかわからない。</text:span></text:p>
            <text:p><text:span text:style-name="T3">配属されたらインフラエンジニアになっていた。</text:span></text:p>
            <text:p><text:span text:style-name="T3">そんなふうに、ネットワークエンジニアではないのに、</text:span></text:p>
            <text:p><text:span text:style-name="T3">ネットワークと向き合うことになった人に捧げる一冊です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modern" style:font-pitch="variable"/>
    <style:font-face style:name="HG丸ｺﾞｼｯｸM-PRO" svg:font-family="HG丸ｺﾞｼｯｸM-PRO" style:font-family-generic="modern" style:font-pitch="variable"/>
    <style:font-face style:name="ＭＳ Ｐゴシック2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小塚明朝 Pr6N B" svg:font-family="'小塚明朝 Pr6N B'" style:font-family-generic="roman" style:font-pitch="variable"/>
    <style:font-face style:name="小塚明朝 Pro L" svg:font-family="'小塚明朝 Pro L'" style:font-family-generic="roman" style:font-pitch="variable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源ノ角ゴシック JP Heavy" svg:font-family="'源ノ角ゴシック JP Heavy'" style:font-family-generic="swiss" style:font-pitch="variable"/>
    <style:font-face style:name="ＭＳ Ｐゴシック1" svg:font-family="'ＭＳ Ｐゴシック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2T19:46:08.20</meta:creation-date>
    <dc:date>2016-08-01T21:52:37.031000000</dc:date>
    <meta:editing-duration>PT40M56S</meta:editing-duration>
    <meta:editing-cycles>7</meta:editing-cycles>
    <meta:generator>LibreOffice/5.0.4.2$Windows_x86 LibreOffice_project/2b9802c1994aa0b7dc6079e128979269cf95bc78</meta:generator>
    <meta:document-statistic meta:object-count="6"/>
  </office:meta>
</office:document-meta>
</file>